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text-properties officeooo:rsid="002ea316" officeooo:paragraph-rsid="002ea316"/>
    </style:style>
    <style:style style:name="P2" style:family="paragraph" style:parent-style-name="Title">
      <style:text-properties fo:color="#000099"/>
    </style:style>
    <style:style style:name="P3" style:family="paragraph" style:parent-style-name="Heading">
      <style:text-properties officeooo:rsid="0034ffce" officeooo:paragraph-rsid="0034ffce"/>
    </style:style>
    <style:style style:name="P4" style:family="paragraph" style:parent-style-name="Text_20_body">
      <style:text-properties officeooo:rsid="00333991" officeooo:paragraph-rsid="00333991"/>
    </style:style>
    <style:style style:name="P5" style:family="paragraph" style:parent-style-name="Text_20_body" style:list-style-name="L4">
      <style:text-properties officeooo:rsid="00333991" officeooo:paragraph-rsid="00333991"/>
    </style:style>
    <style:style style:name="P6" style:family="paragraph" style:parent-style-name="Text_20_body">
      <style:text-properties officeooo:paragraph-rsid="00333991"/>
    </style:style>
    <style:style style:name="P7" style:family="paragraph" style:parent-style-name="Text_20_body">
      <style:text-properties fo:color="#800000" officeooo:rsid="0034ffce" officeooo:paragraph-rsid="0034ffce" fo:background-color="#ffff00"/>
    </style:style>
    <style:style style:name="P8" style:family="paragraph" style:parent-style-name="Heading_20_1">
      <style:text-properties officeooo:rsid="00333991" officeooo:paragraph-rsid="00333991"/>
    </style:style>
    <style:style style:name="P9" style:family="paragraph" style:parent-style-name="Heading_20_2">
      <style:text-properties officeooo:rsid="00333991" officeooo:paragraph-rsid="00333991"/>
    </style:style>
    <style:style style:name="T1" style:family="text">
      <style:text-properties officeooo:rsid="00320873"/>
    </style:style>
    <style:style style:name="T2" style:family="text">
      <style:text-properties officeooo:rsid="003339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3<text:span text:style-name="T2">B</text:span> – <text:span text:style-name="T2">Deep Learning for ASR</text:span></text:p>
      <text:h text:style-name="P8" text:outline-level="1">Data Preparation</text:h>
      <text:h text:style-name="P9" text:outline-level="2">Training and Validation Sets</text:h>
      <text:p text:style-name="P4">The total number of utterances in train.lst is 8623. </text:p>
      <text:p text:style-name="P6"><text:span text:style-name="T2">I have taken for the train_tr.lst :</text:span></text:p>
      <text:list xml:id="list3408414461390342360" text:style-name="L4">
        <text:list-item>
          <text:p text:style-name="P5">7699 utterances</text:p>
        </text:list-item>
        <text:list-item>
          <text:p text:style-name="P5">The first 90 % of the woman's utterances</text:p>
        </text:list-item>
        <text:list-item>
          <text:p text:style-name="P5">The last 90 % of the man's utterances</text:p>
        </text:list-item>
      </text:list>
      <text:p text:style-name="P6"><text:span text:style-name="T2">I have taken for the train_va.lst :</text:span></text:p>
      <text:list xml:id="list25656414722594" text:continue-numbering="true" text:style-name="L4">
        <text:list-item>
          <text:p text:style-name="P5">924 utterances</text:p>
        </text:list-item>
        <text:list-item>
          <text:p text:style-name="P5">The last 10 % of the woman's utterances</text:p>
        </text:list-item>
        <text:list-item>
          <text:p text:style-name="P5">The first 10 % of the man's utterances</text:p>
        </text:list-item>
      </text:list>
      <text:h text:style-name="Heading_20_2" text:outline-level="2">Feature Normalisation</text:h>
      <text:p text:style-name="P3">General Normalisation</text:p>
      <text:p text:style-name="P7">Adv / Dis</text:p>
      <text:p text:style-name="Heading">Normalisation per utter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669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3399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ea316" officeooo:paragraph-rsid="002ea316"/>
    </style:style>
    <style:style style:name="MT1" style:family="text">
      <style:text-properties officeooo:rsid="0032087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ASSERAN Eric<text:tab/><text:tab/><text:page-number text:select-page="current">1</text:page-number><text:span text:style-name="MT1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seran Eric</meta:initial-creator>
    <meta:creation-date>2016-05-03T10:39:13.974853975</meta:creation-date>
    <meta:generator>LibreOffice/5.0.6.2$Linux_X86_64 LibreOffice_project/00$Build-2</meta:generator>
    <dc:date>2016-05-11T02:56:55.172161145</dc:date>
    <dc:creator>Masseran Eric</dc:creator>
    <meta:editing-duration>PT9H18S</meta:editing-duration>
    <meta:editing-cycles>21</meta:editing-cycles>
    <meta:document-statistic meta:table-count="0" meta:image-count="0" meta:object-count="0" meta:page-count="1" meta:paragraph-count="17" meta:word-count="90" meta:character-count="482" meta:non-whitespace-character-count="412"/>
  </office:meta>
</office:document-meta>
</file>